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1" style:family="paragraph">
      <style:text-properties fo:language="en" fo:country="US"/>
    </style:style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>
      <style:text-properties fo:language="en" fo:country="US"/>
    </style:style>
    <style:style style:name="P10" style:parent-style-name="Heading2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Heading1" style:family="paragraph">
      <style:text-properties fo:language="en" fo:country="US"/>
    </style:style>
    <style:style style:name="P17" style:parent-style-name="ListParagraph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family="paragraph"/>
    <style:style style:name="T23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Database<text:s/>(in Docker):</text:h>
      <text:list text:style-name="LFO2" text:continue-numbering="true">
        <text:list-item>
          <text:p text:style-name="P2">Tabel restaurants</text:p>
        </text:list-item>
        <text:list-item>
          <text:p text:style-name="P3">Tabel recenties<text:s/></text:p>
        </text:list-item>
      </text:list>
      <text:p text:style-name="P4"/>
      <text:h text:style-name="P5" text:outline-level="1">API:</text:h>
      <text:h text:style-name="Heading2" text:outline-level="2">Restaurants (beveiligd met JWT tokens)</text:h>
      <text:list text:style-name="LFO2" text:continue-numbering="true">
        <text:list-item>
          <text:p text:style-name="P6">Restaurant toevoegen</text:p>
        </text:list-item>
        <text:list-item>
          <text:p text:style-name="P7">Restaurant verwijderen</text:p>
        </text:list-item>
        <text:list-item>
          <text:p text:style-name="P8">Restaurant opzoeken</text:p>
        </text:list-item>
        <text:list-item>
          <text:p text:style-name="P9">Restaurants opvragen</text:p>
        </text:list-item>
      </text:list>
      <text:h text:style-name="P10" text:outline-level="2">Recenties</text:h>
      <text:list text:style-name="LFO2" text:continue-numbering="true">
        <text:list-item>
          <text:p text:style-name="P11">Recentie toevoegen</text:p>
        </text:list-item>
        <text:list-item>
          <text:p text:style-name="P12">Recentie verwijderen</text:p>
        </text:list-item>
        <text:list-item>
          <text:p text:style-name="P13">Recentie aanpassen</text:p>
        </text:list-item>
        <text:list-item>
          <text:p text:style-name="P14">Recenties per restaurant opvragen</text:p>
        </text:list-item>
      </text:list>
      <text:p text:style-name="P15"/>
      <text:h text:style-name="P16" text:outline-level="1">Extra’s:</text:h>
      <text:list text:style-name="LFO2" text:continue-numbering="true">
        <text:list-item>
          <text:p text:style-name="P17">API calls via restclient</text:p>
        </text:list-item>
        <text:list-item>
          <text:p text:style-name="P18">Integration en unit tests</text:p>
        </text:list-item>
        <text:list-item>
          <text:p text:style-name="P19">Swagger documentatie</text:p>
        </text:list-item>
        <text:list-item>
          <text:p text:style-name="P20">Validatie<text:s/></text:p>
        </text:list-item>
        <text:list-item>
          <text:p text:style-name="P21">GraphQL<text:s/>queries+mutations</text:p>
        </text:list-item>
        <text:list-item>
          <text:p text:style-name="P22"><text:span text:style-name="T23">Afgewerkte API in docker stek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04-21T18:15:00Z</meta:creation-date>
    <dc:date>2022-04-21T18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67" meta:character-count="440" meta:row-count="3" meta:non-whitespace-character-count="374"/>
  </office:meta>
</office:document-meta>
</file>